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4c7dc" draw:textarea-horizontal-align="justify" draw:textarea-vertical-align="middle" draw:auto-grow-height="false" fo:min-height="0.834cm" fo:min-width="1.784cm"/>
      <style:paragraph-properties style:writing-mode="lr-tb"/>
    </style:style>
    <style:style style:name="gr2" style:family="graphic" style:parent-style-name="standard">
      <style:graphic-properties draw:fill-color="#b4c7dc" draw:textarea-horizontal-align="justify" draw:textarea-vertical-align="middle" draw:auto-grow-height="false" fo:min-height="0.834cm" fo:min-width="1.984cm"/>
      <style:paragraph-properties style:writing-mode="lr-tb"/>
    </style:style>
    <style:style style:name="gr3" style:family="graphic" style:parent-style-name="standard">
      <style:graphic-properties draw:fill-color="#b4c7dc" draw:textarea-horizontal-align="justify" draw:textarea-vertical-align="middle" draw:auto-grow-height="false" fo:min-height="1.916cm" fo:min-width="1.866cm"/>
      <style:paragraph-properties style:writing-mode="lr-tb"/>
    </style:style>
    <style:style style:name="gr4" style:family="graphic" style:parent-style-name="standard">
      <style:graphic-properties draw:fill-color="#b4c7dc" draw:textarea-horizontal-align="justify" draw:textarea-vertical-align="middle" draw:auto-grow-height="false" fo:min-height="0.834cm" fo:min-width="1.584cm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834cm" fo:min-width="1.584cm"/>
      <style:paragraph-properties style:writing-mode="lr-tb"/>
    </style:style>
    <style:style style:name="gr6" style:family="graphic" style:parent-style-name="standard">
      <style:graphic-properties draw:marker-end="Arrowheads_20_1" draw:textarea-vertical-align="middle"/>
    </style:style>
    <style:style style:name="gr7" style:family="graphic" style:parent-style-name="standard">
      <style:graphic-properties draw:fill-color="#b4c7dc" draw:textarea-horizontal-align="justify" draw:textarea-vertical-align="middle" draw:auto-grow-height="false" fo:min-height="0.292cm" fo:min-width="1.042cm"/>
      <style:paragraph-properties style:writing-mode="lr-tb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292cm" fo:min-width="1.042cm"/>
      <style:paragraph-properties style:writing-mode="lr-tb"/>
    </style:style>
    <style:style style:name="gr9" style:family="graphic" style:parent-style-name="standard">
      <style:graphic-properties draw:fill-color="#b4c7dc" draw:textarea-horizontal-align="justify" draw:textarea-vertical-align="middle" draw:auto-grow-height="false" fo:min-height="0.292cm" fo:min-width="0.442cm"/>
      <style:paragraph-properties style:writing-mode="lr-tb"/>
    </style:style>
    <style:style style:name="P1" style:family="paragraph">
      <style:paragraph-properties fo:text-align="center"/>
      <style:text-properties fo:font-size="12pt" style:font-size-asian="18pt" style:font-size-complex="18pt"/>
    </style:style>
    <style:style style:name="P2" style:family="paragraph">
      <loext:graphic-properties draw:fill-color="#b4c7dc"/>
      <style:paragraph-properties fo:text-align="center"/>
      <style:text-properties fo:font-size="12pt" style:font-size-asian="18pt" style:font-size-complex="18pt"/>
    </style:style>
    <style:style style:name="P3" style:family="paragraph">
      <loext:graphic-properties draw:fill-color="#ffffff"/>
      <style:paragraph-properties fo:text-align="center"/>
      <style:text-properties fo:font-size="12pt" style:font-size-asian="18pt" style:font-size-complex="18pt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4cm" svg:height="1.2cm" svg:x="6.866cm" svg:y="1.8cm">
          <text:p text:style-name="P1">Tartaru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2.6cm" svg:height="1.2cm" svg:x="5cm" svg:y="4.6cm">
          <text:p text:style-name="P1">Sentin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6cm" svg:height="1.2cm" svg:x="1.8cm" svg:y="1.8cm">
          <text:p text:style-name="P1">DB Build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3" draw:id="id3" draw:layer="layout" svg:width="2.6cm" svg:height="2.4cm" svg:x="8.8cm" svg:y="4.6cm">
          <text:p text:style-name="P1">HotRod</text:p>
          <text:p text:style-name="P1">OR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2cm" svg:height="1.2cm" svg:x="11.4cm" svg:y="4.6cm">
          <text:p text:style-name="P1">CRU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2cm" svg:height="1.2cm" svg:x="11.4cm" svg:y="5.8cm">
          <text:p text:style-name="P1">Nitr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2cm" svg:height="1.2cm" svg:x="13.6cm" svg:y="4.6cm">
          <text:p text:style-name="P1">LiveSQ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2.2cm" svg:height="1.2cm" svg:x="13.6cm" svg:y="5.8cm">
          <text:p text:style-name="P1">Optimiz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4" draw:layer="layout" svg:x1="8.066cm" svg:y1="3cm" svg:x2="6.3cm" svg:y2="4.6cm" draw:start-shape="id1" draw:start-glue-point="2" draw:end-shape="id2" draw:end-glue-point="0" svg:d="M8066 3000v801h-1766v799" svg:viewBox="0 0 1767 1601">
          <text:p/>
        </draw:connector>
        <draw:connector draw:style-name="gr6" draw:text-style-name="P4" draw:layer="layout" svg:x1="8.066cm" svg:y1="3cm" svg:x2="10.1cm" svg:y2="4.6cm" draw:start-shape="id1" draw:start-glue-point="2" draw:end-shape="id3" draw:end-glue-point="0" svg:d="M8066 3000v801h2034v799" svg:viewBox="0 0 2035 1601">
          <text:p/>
        </draw:connector>
        <draw:custom-shape draw:style-name="gr7" draw:text-style-name="P2" draw:layer="layout" svg:width="1.6cm" svg:height="0.6cm" svg:x="8.8cm" svg:y="7cm">
          <text:p text:style-name="P1">Mave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1.6cm" svg:height="0.6cm" svg:x="8.8cm" svg:y="7.6cm">
          <text:p text:style-name="P1">Grad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1cm" svg:height="0.6cm" svg:x="10.4cm" svg:y="7cm">
          <text:p text:style-name="P1">A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1.6cm" svg:height="0.6cm" svg:x="8.8cm" svg:y="8.2cm">
          <text:p text:style-name="P1">Eclip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1.6cm" svg:height="0.6cm" svg:x="5cm" svg:y="5.8cm">
          <text:p text:style-name="P1">Mave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1.6cm" svg:height="0.6cm" svg:x="5cm" svg:y="6.4cm">
          <text:p text:style-name="P1">Grad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1cm" svg:height="0.6cm" svg:x="6.6cm" svg:y="5.8cm">
          <text:p text:style-name="P1">A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1.6cm" svg:height="0.6cm" svg:x="5cm" svg:y="7cm">
          <text:p text:style-name="P1">Eclip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1.6cm" svg:height="0.6cm" svg:x="1.8cm" svg:y="3cm">
          <text:p text:style-name="P1">Mave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1.6cm" svg:height="0.6cm" svg:x="1.8cm" svg:y="3.6cm">
          <text:p text:style-name="P1">Grad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1cm" svg:height="0.6cm" svg:x="3.4cm" svg:y="3cm">
          <text:p text:style-name="P1">A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1.6cm" svg:height="0.6cm" svg:x="1.8cm" svg:y="4.2cm">
          <text:p text:style-name="P1">Eclip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6-11T09:11:32.713748672</meta:creation-date>
    <dc:date>2021-06-16T19:37:35.751547951</dc:date>
    <meta:editing-duration>P5DT7H14M59S</meta:editing-duration>
    <meta:editing-cycles>1</meta:editing-cycles>
    <meta:document-statistic meta:object-count="22"/>
    <meta:generator>LibreOffice/7.1.3.2$Linux_X86_64 LibreOffice_project/12a8e3cbd24a3757385a302d290655d4f3c7ebf1</meta:generator>
  </office:meta>
</office:document-meta>
</file>